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/>
    </style:style>
    <style:style style:name="P2" style:family="paragraph" style:parent-style-name="Standard">
      <style:paragraph-properties fo:line-height="150%" fo:text-align="end" style:justify-single-word="false"/>
      <style:text-properties style:font-name="Liberation Serif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Liberation Serif"/>
    </style:style>
    <style:style style:name="P4" style:family="paragraph" style:parent-style-name="Standard">
      <style:paragraph-properties fo:margin-left="0cm" fo:margin-right="0cm" fo:margin-top="2cm" fo:margin-bottom="0cm" fo:line-height="150%" fo:text-align="justify" style:justify-single-word="false" fo:text-indent="7.999cm" style:auto-text-indent="false">
        <style:tab-stops>
          <style:tab-stop style:position="7.999cm"/>
          <style:tab-stop style:position="14cm" style:leader-style="dotted" style:leader-text=".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margin-left="0cm" fo:margin-right="1cm" fo:line-height="150%" fo:text-align="center" style:justify-single-word="false" fo:text-indent="7.999cm" style:auto-text-indent="false">
        <style:tab-stops>
          <style:tab-stop style:position="7.999cm"/>
          <style:tab-stop style:position="14cm" style:leader-style="dotted" style:leader-text=".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margin-top="1cm" fo:margin-bottom="0cm" fo:line-height="150%" fo:text-align="center" style:justify-single-word="false" fo:background-color="transparent" style:shadow="none">
        <style:tab-stops/>
        <style:background-image/>
      </style:paragraph-properties>
      <style:text-properties fo:text-transform="uppercase"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1cm" fo:margin-bottom="0cm" fo:line-height="150%" fo:text-align="end" style:justify-single-word="false" fo:background-color="transparent" style:shadow="none">
        <style:tab-stops/>
        <style:background-image/>
      </style:paragraph-properties>
      <style:text-properties style:font-name="Liberation Serif"/>
    </style:style>
    <style:style style:name="P8" style:family="paragraph" style:parent-style-name="Standard" style:master-page-name="Standard">
      <style:paragraph-properties fo:line-height="150%" style:page-number="auto">
        <style:tab-stops>
          <style:tab-stop style:position="11cm"/>
        </style:tab-stops>
      </style:paragraph-properties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ytut Elektrotechniki Teoretycznej<text:tab/>Warszawa, 26.07.2010</text:p>
      <text:p text:style-name="P1">i Systemów Informacyjno-Pomiarowych </text:p>
      <text:p text:style-name="P7">Kierownik Obiektów Dydaktycznych </text:p>
      <text:p text:style-name="P2">Anna Burczyńska </text:p>
      <text:p text:style-name="P6">Upoważnienie </text:p>
      <text:p text:style-name="P3">Zezwalam Zarządowi Koła Otwartych Technik Informacyjnych i Komputerowych, panom: Michał Sentarek, Tomek Urbanik, Bartosz Neuman oraz członkowi koła, panu: Piotr Frankowski na samodzielne przebywanie i pobieranie klucza do Sali GE508 oraz GE226 od dnia 23.07.2010 do 29.09.2010, włącznie z sobotami i niedzielami w godzinach 8-18. </text:p>
      <text:p text:style-name="P3">Jednocześnie w w.w. dniach i godzinach zezwalam pozostałym członkom Koła Otwartych Technik Informacyjnych i Komputerowych na przebywanie w w.w. salach na odpowiedzialność i przy obecności co najmniej jednego członka posiadającego dostęp do sali.</text:p>
      <text:p text:style-name="P3">Obecność w.w. osób w salach Instytutu nie może kolidować z pozostałymi prowadzonymi tam pracami. Zgoda może być zawieszona bądź cofnięta.</text:p>
      <text:p text:style-name="P4"><text:tab/></text:p>
      <text:p text:style-name="P5">Dyrektor IETiSIP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nstytut Elektrotechniki Teoretycznej </dc:title>
    <meta:initial-creator>BD</meta:initial-creator>
    <meta:creation-date>2010-06-21T12:11:00</meta:creation-date>
    <dc:creator>mmr </dc:creator>
    <dc:date>2010-07-26T14:15:38</dc:date>
    <meta:print-date>2010-05-24T13:01:00</meta:print-date>
    <meta:editing-cycles>16</meta:editing-cycles>
    <meta:editing-duration>PT00H51M21S</meta:editing-duration>
    <meta:generator>OpenOffice.org/3.1$Unix OpenOffice.org_project/310m19$Build-9420</meta:generator>
    <meta:document-statistic meta:table-count="0" meta:image-count="0" meta:object-count="0" meta:page-count="1" meta:paragraph-count="10" meta:word-count="114" meta:character-count="885"/>
    <meta:user-defined meta:name="Info 1"/>
    <meta:user-defined meta:name="Info 2"/>
    <meta:user-defined meta:name="Info 3"/>
    <meta:user-defined meta:name="Info 4"/>
  </office:meta>
</office:document-meta>
</file>